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.5cm" fo:min-width="2.601cm"/>
    </style:style>
    <style:style style:name="gr2" style:family="graphic" style:parent-style-name="objectwithoutfill">
      <style:graphic-properties draw:marker-end="Arrow" draw:marker-end-width="0.3cm" draw:fill="none" draw:fill-color="#00cc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9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0.505cm"/>
    </style:style>
    <style:style style:name="gr5" style:family="graphic" style:parent-style-name="standard">
      <style:graphic-properties draw:fill="solid" draw:fill-color="#336699" draw:textarea-horizontal-align="justify" draw:textarea-vertical-align="middle" draw:auto-grow-height="false" fo:min-height="1.45cm" fo:min-width="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9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6cm" fo:min-width="6.593cm"/>
    </style:style>
    <style:style style:name="gr8" style:family="graphic" style:parent-style-name="standard">
      <style:graphic-properties svg:stroke-color="#000000" draw:fill="none" draw:fill-color="#00cc00" draw:textarea-horizontal-align="justify" draw:textarea-vertical-align="middle" draw:auto-grow-height="false" fo:min-height="3.05cm" fo:min-width="7cm"/>
    </style:style>
    <style:style style:name="gr9" style:family="graphic" style:parent-style-name="standard">
      <style:graphic-properties draw:stroke="none" draw:stroke-dash="Dashed_20__28_var_29__20_4" svg:stroke-width="0cm" svg:stroke-color="#3465a4" draw:marker-start="" draw:marker-start-center="false" draw:marker-end="" draw:marker-end-center="false" svg:stroke-opacity="100%" draw:stroke-linejoin="round" svg:stroke-linecap="butt" draw:fill="solid" draw:fill-color="#00cc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draw:stroke-dash="Dashed_20__28_var_29__20_4" svg:stroke-width="0cm" svg:stroke-color="#3465a4" draw:marker-start-center="false" draw:marker-end-center="false" svg:stroke-opacity="100%" draw:stroke-linejoin="round" svg:stroke-linecap="butt" draw:fill="solid" draw:fill-color="#00cc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35%" dr3d:depth="0.5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1c1c1c" dr3d:specular-color="#009900" dr3d:shininess="20%" dr3d:shadow="hidden"/>
    </style:style>
    <style:style style:name="gr11" style:family="graphic" style:parent-style-name="standard">
      <style:graphic-properties draw:stroke="none" draw:stroke-dash="Dashed_20__28_var_29__20_4" svg:stroke-width="0cm" svg:stroke-color="#3465a4" draw:marker-start-width="0cm" draw:marker-start-center="false" draw:marker-end-width="0cm" draw:marker-end-center="false" svg:stroke-opacity="100%" draw:stroke-linejoin="round" svg:stroke-linecap="butt" draw:fill="solid" draw:fill-color="#00cc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35%" dr3d:depth="0.5cm" dr3d:backface-culling="enabled" dr3d:close-front="false" dr3d:close-back="false" dr3d:normals-kind="object" dr3d:normals-direction="inverse" dr3d:texture-generation-mode-x="parallel" dr3d:texture-generation-mode-y="parallel" dr3d:texture-filter="enabled" dr3d:diffuse-color="#00b8ff" dr3d:emissive-color="#1c1c1c" dr3d:specular-color="#009900" dr3d:shininess="20%" dr3d:shadow="hidden"/>
    </style:style>
    <style:style style:name="gr12" style:family="graphic" style:parent-style-name="standard">
      <style:graphic-properties svg:stroke-width="0.05cm" svg:stroke-color="#006600" draw:marker-start-width="0.275cm" draw:marker-end-width="0.275cm" draw:fill="none" draw:fill-color="#00cc00" draw:textarea-horizontal-align="justify" draw:textarea-vertical-align="middle" draw:auto-grow-height="false" fo:min-height="3.4cm" fo:min-width="10.5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4.31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style:font-name="Droid Sans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00cc00"/>
      <style:paragraph-properties fo:text-align="center"/>
    </style:style>
    <style:style style:name="P4" style:family="paragraph">
      <loext:graphic-properties draw:fill="none" draw:fill-color="#ffffff"/>
      <style:text-properties style:font-name="Droid Sans" fo:font-size="15pt" style:font-size-asian="15pt" style:font-size-complex="15pt"/>
    </style:style>
    <style:style style:name="P5" style:family="paragraph">
      <loext:graphic-properties draw:fill="none" draw:fill-color="#ffffff"/>
      <style:text-properties fo:color="#009900" style:font-name="Droid Sans" fo:font-size="15pt" style:font-size-asian="15pt" style:font-size-complex="15pt"/>
    </style:style>
    <style:style style:name="P6" style:family="paragraph">
      <loext:graphic-properties draw:fill="solid" draw:fill-color="#336699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text-properties fo:color="#00cc00"/>
    </style:style>
    <style:style style:name="P9" style:family="paragraph">
      <loext:graphic-properties draw:fill="none" draw:fill-color="#ffffff"/>
      <style:text-properties style:font-name="Droid Sans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Droid Sans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Droid Sans" fo:font-size="15pt" style:font-size-asian="15pt" style:font-size-complex="15pt"/>
    </style:style>
    <style:style style:name="T3" style:family="text">
      <style:text-properties fo:color="#009900" style:font-name="Droid Sans" fo:font-size="15pt" style:font-size-asian="15pt" style:font-size-complex="15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000000" style:font-name="Droid Sans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9900" style:font-name="Droid Sans" fo:font-size="4pt" style:font-size-asian="4pt" style:font-size-complex="4pt"/>
    </style:style>
    <style:style style:name="T7" style:family="text">
      <style:text-properties fo:color="#808080" style:font-name="Droid Sans" fo:font-size="15pt" style:font-size-asian="15pt" style:font-size-complex="15pt"/>
    </style:style>
    <style:style style:name="T8" style:family="text">
      <style:text-properties fo:color="#009900" style:font-name="Droid Sans"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style:font-name="Droid Sans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000000" style:font-name="Droid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4.4cm" svg:x="8cm" svg:y="7.1cm">
          <text:p text:style-name="P1"><text:span text:style-name="T1">IRM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3" draw:layer="layout" svg:x1="9.5cm" svg:y1="17.3cm" svg:x2="9.5cm" svg:y2="20cm">
          <text:p/>
        </draw:line>
        <draw:frame draw:style-name="gr3" draw:text-style-name="P4" draw:layer="layout" svg:width="3.495cm" svg:height="0.865cm" svg:x="6.7cm" svg:y="1.835cm">
          <draw:text-box>
            <text:p><text:span text:style-name="T2">value = “foo”</text:span></text:p>
          </draw:text-box>
        </draw:frame>
        <draw:frame draw:style-name="gr4" draw:text-style-name="P5" draw:layer="layout" svg:width="11.005cm" svg:height="0.865cm" svg:x="8.781cm" svg:y="4.835cm">
          <draw:text-box>
            <text:p><text:span text:style-name="T3">key = SHA1(Enc(“foo”)) = 81cfac3a1...</text:span></text:p>
          </draw:text-box>
        </draw:frame>
        <draw:line draw:style-name="gr2" draw:text-style-name="P3" draw:layer="layout" svg:x1="8.5cm" svg:y1="2.7cm" svg:x2="8.5cm" svg:y2="7.1cm">
          <text:p/>
        </draw:line>
        <draw:line draw:style-name="gr2" draw:text-style-name="P3" draw:layer="layout" svg:x1="10.4cm" svg:y1="7.1cm" svg:x2="10.4cm" svg:y2="5.9cm">
          <text:p/>
        </draw:line>
        <draw:custom-shape draw:style-name="gr5" draw:text-style-name="P6" draw:layer="layout" svg:width="7.5cm" svg:height="1.7cm" svg:x="5.9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496cm" svg:height="1.427cm" svg:x="6.4cm" svg:y="20.173cm">
          <draw:text-box>
            <text:p text:style-name="P1"><text:span text:style-name="T4">PERSISTANT STORAGE</text:span><text:span text:style-name="T4"><text:line-break/></text:span><text:span text:style-name="T4">BACKEND</text:span></text:p>
          </draw:text-box>
        </draw:frame>
        <draw:frame draw:style-name="gr7" draw:text-style-name="P8" draw:layer="layout" svg:width="7.093cm" svg:height="3.486cm" svg:x="6.1cm" svg:y="21.935cm">
          <draw:text-box>
            <text:p><text:span text:style-name="T5">KEY <text:s text:c="18"/>VALUE</text:span><text:span text:style-name="T5"><text:line-break/></text:span><text:span text:style-name="T6"><text:line-break/></text:span><text:span text:style-name="T3">81cfac3a1... <text:s text:c="4"/>594883c6...</text:span><text:span text:style-name="T3"><text:line-break/></text:span><text:span text:style-name="T7">b059ce92... <text:s text:c="5"/>2d73c5b8...</text:span><text:span text:style-name="T7"><text:line-break/></text:span><text:span text:style-name="T7">c53fd636... <text:s text:c="5"/>db4af45bb...</text:span><text:span text:style-name="T3"><text:line-break/></text:span><text:span text:style-name="T3"/></text:p>
          </draw:text-box>
        </draw:frame>
        <draw:custom-shape draw:style-name="gr8" draw:text-style-name="P3" draw:layer="layout" svg:width="7.5cm" svg:height="3.3cm" svg:x="5.9cm" svg:y="21.7cm">
          <text:p/>
          <draw:enhanced-geometry svg:viewBox="0 0 21600 21600" draw:type="rectangle" draw:enhanced-path="M 0 0 L 21600 0 21600 21600 0 21600 0 0 Z N"/>
        </draw:custom-shape>
        <dr3d:scene draw:style-name="gr9" svg:width="2.2cm" svg:height="2.301cm" svg:x="5.8cm" svg:y="14.299cm" dr3d:transform="matrix (-0.817912592149083 -0.0405867735276718 0.573909143870877 -0.202330902186111 0.954082601677997 -0.220881405274192 -0.53859186553878 -0.296781237597592 -0.788568132367467 0.740614687339594cm 16.5135647671721cm -6.31984074442377cm)" dr3d:vrp="(0 0 84020)" dr3d:vpn="(0 0 56020)" dr3d:projection="perspective" dr3d:distance="28cm" dr3d:focal-length="70cm" dr3d:shadow-slant="30" dr3d:shade-mode="gouraud" dr3d:ambient-color="#333333" dr3d:lighting-mode="false">
          <dr3d:light dr3d:diffuse-color="#66cc00" dr3d:direction="(0.229146698607017 0.710362164651008 0.665490334678002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3500 -18401 2801 2801" svg:d="M5373-15859l668-668v-946l-668-668h-946l-668 668v946l668 668zM3500-15600zM6301-18401z"/>
          <dr3d:extrude draw:style-name="gr10" draw:layer="layout" svg:viewBox="3500 -18401 2801 2801" svg:d="M5480-15600l820-820-259-107-668 668zM4320-18400l-820 820 259 107 668-668zM3500-15600zM6301-18401z"/>
          <dr3d:extrude draw:style-name="gr11" draw:layer="layout" svg:viewBox="3500 -18401 2801 2801" svg:d="M5480-15600l820-820.000000000004-259-106.999999999996-667.999999999999 668zM4320-18400l-820 820 259 107 667.999999999999-668zM3500-15600zM6301-18401z"/>
          <dr3d:extrude draw:style-name="gr10" draw:layer="layout" svg:viewBox="3500 -18401 2801 2801" svg:d="M6300-16420v-1160l-259 107v946zM5480-18400h-1160l107 259h946zM3500-15600zM6301-18401z"/>
          <dr3d:extrude draw:style-name="gr11" draw:layer="layout" svg:viewBox="3500 -18401 2801 2801" svg:d="M6300-16420v-1160l-259 107v946zM5480-18400h-1160l106.999999999999 259h946.000000000001zM3500-15600zM6301-18401z"/>
          <dr3d:extrude draw:style-name="gr10" draw:layer="layout" svg:viewBox="3500 -18401 2801 2801" svg:d="M6300-17580l-820-820-107 259 668 668zM3500-15600zM6301-18401z"/>
          <dr3d:extrude draw:style-name="gr11" draw:layer="layout" svg:viewBox="3500 -18401 2801 2801" svg:d="M6300-17580l-820-820-106.999999999999 259 667.999999999999 668zM3500-15600zM6301-18401z"/>
          <dr3d:extrude draw:style-name="gr10" draw:layer="layout" svg:viewBox="3500 -18401 2801 2801" svg:d="M3500-17580v1160l259-107v-946zM4320-15600h1160l-107-259h-946zM3500-15600zM6301-18401z"/>
          <dr3d:extrude draw:style-name="gr11" draw:layer="layout" svg:viewBox="3500 -18401 2801 2801" svg:d="M3500-17580v1160l259-106.999999999996v-946zM4320-15600h1160l-106.999999999999-259h-946.000000000001zM3500-15600zM6301-18401z"/>
          <dr3d:extrude draw:style-name="gr10" draw:layer="layout" svg:viewBox="3500 -18401 2801 2801" svg:d="M3500-16420l820 820 107-259-668-668zM3500-15600zM6301-18401z"/>
          <dr3d:extrude draw:style-name="gr11" draw:layer="layout" svg:viewBox="3500 -18401 2801 2801" svg:d="M3500-16420l820 820.000000000004 106.999999999999-259-667.999999999999-668zM3500-15600zM6301-18401z"/>
        </dr3d:scene>
        <draw:custom-shape draw:style-name="gr12" draw:text-style-name="P3" draw:layer="layout" svg:width="11.1cm" svg:height="3.7cm" svg:x="4cm" svg:y="13.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5.112cm" svg:height="3.227cm" svg:x="8.2cm" svg:y="13.9cm">
          <draw:text-box>
            <text:p><text:span text:style-name="T8">KRYPTO MODULE</text:span><text:span text:style-name="T8"><text:line-break/></text:span><text:span text:style-name="T9"><text:line-break/></text:span><text:span text:style-name="T10">Cipher: AES</text:span><text:span text:style-name="T10"><text:line-break/></text:span><text:span text:style-name="T10">Mode : CTR</text:span><text:span text:style-name="T10"><text:line-break/></text:span><text:span text:style-name="T10">Key : “ALICE”</text:span><text:span text:style-name="T10"><text:line-break/></text:span><text:span text:style-name="T10">CTR : SHA-1(“foo”)</text:span></text:p>
          </draw:text-box>
        </draw:frame>
        <draw:line draw:style-name="gr2" draw:text-style-name="P3" draw:layer="layout" svg:x1="9.5cm" svg:y1="11.5cm" svg:x2="9.5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19T20:33:09.800626620</meta:creation-date>
    <dc:date>2015-08-25T01:35:23.121838000</dc:date>
    <meta:editing-duration>PT47M11S</meta:editing-duration>
    <meta:editing-cycles>7</meta:editing-cycles>
    <meta:generator>LibreOffice/5.0.0.5$MacOSX_X86_64 LibreOffice_project/1b1a90865e348b492231e1c451437d7a15bb262b</meta:generator>
    <meta:document-statistic meta:object-count="25"/>
  </office:meta>
</office:document-meta>
</file>